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44e69"/>
    </style:style>
    <style:style style:name="gr1" style:family="graphic" style:parent-style-name="standard">
      <style:graphic-properties draw:stroke="solid" svg:stroke-width="0.106cm" svg:stroke-color="#f8ad32" draw:marker-start-width="0.359cm" draw:marker-end-width="0.359cm" svg:stroke-opacity="100%" draw:fill="none" draw:fill-color="#f8ad32" draw:textarea-horizontal-align="justify" draw:textarea-vertical-align="middle" draw:auto-grow-height="false" fo:min-height="1.456cm" fo:min-width="1.206cm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106cm" svg:stroke-color="#f8ad32" draw:marker-start-width="0.359cm" draw:marker-end-width="0.359cm" svg:stroke-opacity="100%" draw:fill="none" draw:fill-color="#f8ad3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8ad32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106cm" svg:stroke-color="#f8ad32" draw:marker-start-width="0.359cm" draw:marker-end-width="0.359cm" svg:stroke-opacity="100%" draw:fill="none" draw:fill-color="#f8ad32" draw:opacity="100%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8ad32" draw:marker-start-width="0.358cm" draw:marker-end-width="0.358cm" draw:fill="none" draw:opacity="100%" draw:textarea-vertical-align="middle" fo:padding-top="0.177cm" fo:padding-bottom="0.177cm" fo:padding-left="0.302cm" fo:padding-right="0.302cm"/>
    </style:style>
    <style:style style:name="P1" style:family="paragraph">
      <loext:graphic-properties draw:fill="none" draw:fill-color="#f8ad3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8ad32" draw:opacity="100%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412cm" svg:height="2.412cm" svg:x="1.303cm" svg:y="1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45cm" svg:height="0.233cm" svg:x="2.183cm" svg:y="0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48cm" svg:y1="1.482cm" svg:x2="2.48cm" svg:y2="1.022cm">
          <text:p/>
        </draw:line>
        <draw:custom-shape draw:style-name="gr2" draw:text-style-name="P1" draw:layer="layout" svg:width="0.462cm" svg:height="0.233cm" draw:transform="rotate (-0.698131700797732) translate (3.537cm 1.0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294cm" svg:y1="1.723cm" svg:x2="3.582cm" svg:y2="1.382cm">
          <text:p/>
        </draw:line>
        <draw:custom-shape draw:style-name="gr2" draw:text-style-name="P1" draw:layer="layout" svg:width="0.401cm" svg:height="0.233cm" draw:transform="rotate (1.5707963267949) translate (0.756cm 2.7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418cm" svg:y1="2.603cm" svg:x2="0.958cm" svg:y2="2.603cm">
          <text:p/>
        </draw:line>
        <draw:custom-shape draw:style-name="gr2" draw:text-style-name="P1" draw:layer="layout" svg:width="0.35cm" svg:height="0.233cm" draw:transform="rotate (0.820304748437335) translate (1.034cm 1.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666cm" svg:y1="1.827cm" svg:x2="1.33cm" svg:y2="1.513cm">
          <text:p/>
        </draw:line>
        <draw:custom-shape draw:style-name="gr2" draw:text-style-name="P1" draw:layer="layout" svg:width="0.401cm" svg:height="0.233cm" draw:transform="rotate (-1.55334303427495) translate (4.191cm 2.3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717cm" svg:y1="2.545cm" svg:x2="3.97cm" svg:y2="2.535cm">
          <text:p/>
        </draw:line>
        <draw:custom-shape draw:style-name="gr2" draw:text-style-name="P1" draw:layer="layout" svg:width="0.475cm" svg:height="0.233cm" draw:transform="rotate (-2.46091424531201) translate (3.751cm 3.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137cm" svg:y1="3.279cm" svg:x2="3.443cm" svg:y2="3.66cm">
          <text:p/>
        </draw:line>
        <draw:custom-shape draw:style-name="gr2" draw:text-style-name="P1" draw:layer="layout" svg:width="0.428cm" svg:height="0.233cm" draw:transform="rotate (3.12413936106985) translate (2.564cm 4.3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366cm" svg:y1="3.698cm" svg:x2="2.36cm" svg:y2="4.074cm">
          <text:p/>
        </draw:line>
        <draw:custom-shape draw:style-name="gr2" draw:text-style-name="P1" draw:layer="layout" svg:width="0.41cm" svg:height="0.233cm" draw:transform="rotate (2.30383461263251) translate (1.331cm 3.9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7cm" svg:y1="3.322cm" svg:x2="1.358cm" svg:y2="3.63cm">
          <text:p/>
        </draw:line>
        <draw:custom-shape draw:style-name="gr2" draw:text-style-name="P1" draw:layer="layout" svg:width="0.317cm" svg:height="0.173cm" draw:transform="rotate (-1.97222205475359) translate (4.03cm 2.9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608cm" svg:y1="3.034cm" svg:x2="3.807cm" svg:y2="3.095cm">
          <text:p/>
        </draw:line>
        <draw:custom-shape draw:style-name="gr2" draw:text-style-name="P1" draw:layer="layout" svg:width="0.317cm" svg:height="0.173cm" draw:transform="rotate (-1.1693705988362) translate (3.981cm 1.7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652cm" svg:y1="2.084cm" svg:x2="3.864cm" svg:y2="1.99cm">
          <text:p/>
        </draw:line>
        <draw:custom-shape draw:style-name="gr2" draw:text-style-name="P1" draw:layer="layout" svg:width="0.175cm" svg:height="0.181cm" draw:transform="rotate (0.342608132166487) translate (2.994cm 1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039cm" svg:y1="1.41cm" svg:x2="3.071cm" svg:y2="1.32cm">
          <text:p/>
        </draw:line>
        <draw:custom-shape draw:style-name="gr2" draw:text-style-name="P1" draw:layer="layout" svg:width="0.35cm" svg:height="0.186cm" draw:transform="rotate (0.575958653158129) translate (1.463cm 1.1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926cm" svg:y1="1.481cm" svg:x2="1.726cm" svg:y2="1.172cm">
          <text:p/>
        </draw:line>
        <draw:custom-shape draw:style-name="gr4" draw:text-style-name="P3" draw:layer="layout" svg:width="0.327cm" svg:height="0.141cm" draw:transform="rotate (-2.87979326579064) translate (3.121cm 3.9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.875cm" svg:y1="3.658cm" svg:x2="2.94cm" svg:y2="3.889cm">
          <text:p/>
        </draw:line>
        <draw:custom-shape draw:style-name="gr2" draw:text-style-name="P1" draw:layer="layout" svg:width="0.317cm" svg:height="0.173cm" draw:transform="rotate (2.16420827247297) translate (1.145cm 3.3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409cm" svg:y1="2.99cm" svg:x2="1.218cm" svg:y2="3.122cm">
          <text:p/>
        </draw:line>
        <draw:custom-shape draw:style-name="gr2" draw:text-style-name="P1" draw:layer="layout" svg:width="0.589cm" svg:height="0.337cm" draw:transform="rotate (-0.418879020478639) translate (2.26cm 1.6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327cm" svg:y1="2.233cm" svg:x2="2.402cm" svg:y2="2.006cm">
          <text:p/>
        </draw:line>
        <draw:custom-shape draw:style-name="gr2" draw:text-style-name="P1" draw:layer="layout" svg:width="0.566cm" svg:height="0.284cm" draw:transform="skewX (-0.0738274273593602) rotate (1.98967534727354) translate (3.206cm 2.8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084cm" svg:y1="2.6cm" svg:x2="2.942cm" svg:y2="2.664cm">
          <text:p/>
        </draw:line>
        <draw:custom-shape draw:style-name="gr2" draw:text-style-name="P1" draw:layer="layout" svg:width="0.462cm" svg:height="0.233cm" draw:transform="rotate (-0.698131700797732) translate (1.848cm 2.4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475cm" svg:height="0.233cm" draw:transform="rotate (-2.46091424531201) translate (3.114cm 3.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9T22:36:29.779389944</meta:creation-date>
    <dc:date>2021-02-09T22:57:21.552715136</dc:date>
    <meta:editing-duration>PT10M39S</meta:editing-duration>
    <meta:editing-cycles>2</meta:editing-cycles>
    <meta:generator>LibreOffice/7.0.4.2$Linux_X86_64 LibreOffice_project/00$Build-2</meta:generator>
    <meta:document-statistic meta:object-count="35"/>
  </office:meta>
</office:document-meta>
</file>